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5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25028563508655" calcext:value-type="float">
            <text:p>0.0125028563508655</text:p>
          </table:table-cell>
          <table:table-cell table:style-name="ce1" table:formula="of:=AVERAGE([.C3:.C32])" office:value-type="float" office:value="0.953442001342774" calcext:value-type="float">
            <text:p>0.953442001342774</text:p>
          </table:table-cell>
          <table:table-cell table:style-name="ce1" table:formula="of:=AVERAGE([.D3:.D32])" office:value-type="float" office:value="0.146540724558448" calcext:value-type="float">
            <text:p>0.146540724558448</text:p>
          </table:table-cell>
          <table:table-cell table:style-name="ce1" table:formula="of:=AVERAGE([.E3:.E32])" office:value-type="float" office:value="0.0139691903233313" calcext:value-type="float">
            <text:p>0.0139691903233313</text:p>
          </table:table-cell>
          <table:table-cell table:style-name="ce1" table:formula="of:=AVERAGE([.F3:.F32])" office:value-type="float" office:value="0.023773971656592" calcext:value-type="float">
            <text:p>0.023773971656592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02916373858046" calcext:value-type="float">
            <text:p>0.0202916373858046</text:p>
          </table:table-cell>
          <table:table-cell office:value-type="float" office:value="0.914909362792969" calcext:value-type="float">
            <text:p>0.914909362792969</text:p>
          </table:table-cell>
          <table:table-cell office:value-type="float" office:value="0.231462925851703" calcext:value-type="float">
            <text:p>0.231462925851703</text:p>
          </table:table-cell>
          <table:table-cell office:value-type="float" office:value="0.021757558632382" calcext:value-type="float">
            <text:p>0.021757558632382</text:p>
          </table:table-cell>
          <table:table-cell office:value-type="float" office:value="0.0397761515281963" calcext:value-type="float">
            <text:p>0.0397761515281963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403794141175574" calcext:value-type="float">
            <text:p>0.00403794141175574</text:p>
          </table:table-cell>
          <table:table-cell office:value-type="float" office:value="0.900264739990234" calcext:value-type="float">
            <text:p>0.900264739990234</text:p>
          </table:table-cell>
          <table:table-cell office:value-type="float" office:value="0.20990099009901" calcext:value-type="float">
            <text:p>0.20990099009901</text:p>
          </table:table-cell>
          <table:table-cell office:value-type="float" office:value="0.00410026303574192" calcext:value-type="float">
            <text:p>0.00410026303574192</text:p>
          </table:table-cell>
          <table:table-cell office:value-type="float" office:value="0.00804340402929013" calcext:value-type="float">
            <text:p>0.00804340402929013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777191162109" calcext:value-type="float">
            <text:p>0.98177719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9229236482203" calcext:value-type="float">
            <text:p>0.109229236482203</text:p>
          </table:table-cell>
          <table:table-cell office:value-type="float" office:value="0.962482452392578" calcext:value-type="float">
            <text:p>0.962482452392578</text:p>
          </table:table-cell>
          <table:table-cell office:value-type="float" office:value="0.381524833913319" calcext:value-type="float">
            <text:p>0.381524833913319</text:p>
          </table:table-cell>
          <table:table-cell office:value-type="float" office:value="0.132731675104556" calcext:value-type="float">
            <text:p>0.132731675104556</text:p>
          </table:table-cell>
          <table:table-cell office:value-type="float" office:value="0.196946190903895" calcext:value-type="float">
            <text:p>0.196946190903895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554197229013855" calcext:value-type="float">
            <text:p>0.0554197229013855</text:p>
          </table:table-cell>
          <table:table-cell office:value-type="float" office:value="0.911575317382813" calcext:value-type="float">
            <text:p>0.911575317382813</text:p>
          </table:table-cell>
          <table:table-cell office:value-type="float" office:value="0.619872379216044" calcext:value-type="float">
            <text:p>0.619872379216044</text:p>
          </table:table-cell>
          <table:table-cell office:value-type="float" office:value="0.0573694423352738" calcext:value-type="float">
            <text:p>0.0573694423352738</text:p>
          </table:table-cell>
          <table:table-cell office:value-type="float" office:value="0.105019305019305" calcext:value-type="float">
            <text:p>0.10501930501930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93645985531521" calcext:value-type="float">
            <text:p>0.0293645985531521</text:p>
          </table:table-cell>
          <table:table-cell office:value-type="float" office:value="0.896099090576172" calcext:value-type="float">
            <text:p>0.896099090576172</text:p>
          </table:table-cell>
          <table:table-cell office:value-type="float" office:value="0.275585284280937" calcext:value-type="float">
            <text:p>0.275585284280937</text:p>
          </table:table-cell>
          <table:table-cell office:value-type="float" office:value="0.0318208148291176" calcext:value-type="float">
            <text:p>0.0318208148291176</text:p>
          </table:table-cell>
          <table:table-cell office:value-type="float" office:value="0.0570538341699844" calcext:value-type="float">
            <text:p>0.0570538341699844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6761073451574" calcext:value-type="float">
            <text:p>0.016761073451574</text:p>
          </table:table-cell>
          <table:table-cell office:value-type="float" office:value="0.919216156005859" calcext:value-type="float">
            <text:p>0.919216156005859</text:p>
          </table:table-cell>
          <table:table-cell office:value-type="float" office:value="0.278120184899846" calcext:value-type="float">
            <text:p>0.278120184899846</text:p>
          </table:table-cell>
          <table:table-cell office:value-type="float" office:value="0.017523421193146" calcext:value-type="float">
            <text:p>0.017523421193146</text:p>
          </table:table-cell>
          <table:table-cell office:value-type="float" office:value="0.0329695419882186" calcext:value-type="float">
            <text:p>0.0329695419882186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842605595765367" calcext:value-type="float">
            <text:p>0.00842605595765367</text:p>
          </table:table-cell>
          <table:table-cell office:value-type="float" office:value="0.929969787597656" calcext:value-type="float">
            <text:p>0.929969787597656</text:p>
          </table:table-cell>
          <table:table-cell office:value-type="float" office:value="0.263959390862944" calcext:value-type="float">
            <text:p>0.263959390862944</text:p>
          </table:table-cell>
          <table:table-cell office:value-type="float" office:value="0.0086287958404779" calcext:value-type="float">
            <text:p>0.0086287958404779</text:p>
          </table:table-cell>
          <table:table-cell office:value-type="float" office:value="0.0167113015532941" calcext:value-type="float">
            <text:p>0.0167113015532941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10594524542362" calcext:value-type="float">
            <text:p>0.00210594524542362</text:p>
          </table:table-cell>
          <table:table-cell office:value-type="float" office:value="0.92950439453125" calcext:value-type="float">
            <text:p>0.92950439453125</text:p>
          </table:table-cell>
          <table:table-cell office:value-type="float" office:value="0.317073170731707" calcext:value-type="float">
            <text:p>0.317073170731707</text:p>
          </table:table-cell>
          <table:table-cell office:value-type="float" office:value="0.00211554109031733" calcext:value-type="float">
            <text:p>0.00211554109031733</text:p>
          </table:table-cell>
          <table:table-cell office:value-type="float" office:value="0.00420303912059489" calcext:value-type="float">
            <text:p>0.00420303912059489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288912964969303" calcext:value-type="float">
            <text:p>0.00288912964969303</text:p>
          </table:table-cell>
          <table:table-cell office:value-type="float" office:value="0.978935241699219" calcext:value-type="float">
            <text:p>0.978935241699219</text:p>
          </table:table-cell>
          <table:table-cell office:value-type="float" office:value="0.0111576011157601" calcext:value-type="float">
            <text:p>0.0111576011157601</text:p>
          </table:table-cell>
          <table:table-cell office:value-type="float" office:value="0.00388349514563107" calcext:value-type="float">
            <text:p>0.00388349514563107</text:p>
          </table:table-cell>
          <table:table-cell office:value-type="float" office:value="0.00576161325171048" calcext:value-type="float">
            <text:p>0.00576161325171048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705308196282926" calcext:value-type="float">
            <text:p>0.00705308196282926</text:p>
          </table:table-cell>
          <table:table-cell office:value-type="float" office:value="0.886684417724609" calcext:value-type="float">
            <text:p>0.886684417724609</text:p>
          </table:table-cell>
          <table:table-cell office:value-type="float" office:value="0.236812570145903" calcext:value-type="float">
            <text:p>0.236812570145903</text:p>
          </table:table-cell>
          <table:table-cell office:value-type="float" office:value="0.00721712956628814" calcext:value-type="float">
            <text:p>0.00721712956628814</text:p>
          </table:table-cell>
          <table:table-cell office:value-type="float" office:value="0.0140073688053905" calcext:value-type="float">
            <text:p>0.0140073688053905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8446960449219" calcext:value-type="float">
            <text:p>0.978446960449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80428017688486" calcext:value-type="float">
            <text:p>0.00480428017688486</text:p>
          </table:table-cell>
          <table:table-cell office:value-type="float" office:value="0.930461883544922" calcext:value-type="float">
            <text:p>0.930461883544922</text:p>
          </table:table-cell>
          <table:table-cell office:value-type="float" office:value="0.176706827309237" calcext:value-type="float">
            <text:p>0.176706827309237</text:p>
          </table:table-cell>
          <table:table-cell office:value-type="float" office:value="0.00491427933210476" calcext:value-type="float">
            <text:p>0.00491427933210476</text:p>
          </table:table-cell>
          <table:table-cell office:value-type="float" office:value="0.0095626188535724" calcext:value-type="float">
            <text:p>0.0095626188535724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742046192375475" calcext:value-type="float">
            <text:p>0.00742046192375475</text:p>
          </table:table-cell>
          <table:table-cell office:value-type="float" office:value="0.959178924560547" calcext:value-type="float">
            <text:p>0.959178924560547</text:p>
          </table:table-cell>
          <table:table-cell office:value-type="float" office:value="0.0315706393054459" calcext:value-type="float">
            <text:p>0.0315706393054459</text:p>
          </table:table-cell>
          <table:table-cell office:value-type="float" office:value="0.00960730154917737" calcext:value-type="float">
            <text:p>0.00960730154917737</text:p>
          </table:table-cell>
          <table:table-cell office:value-type="float" office:value="0.0147316085075039" calcext:value-type="float">
            <text:p>0.0147316085075039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36151397240891" calcext:value-type="float">
            <text:p>0.0436151397240891</text:p>
          </table:table-cell>
          <table:table-cell office:value-type="float" office:value="0.896862030029297" calcext:value-type="float">
            <text:p>0.896862030029297</text:p>
          </table:table-cell>
          <table:table-cell office:value-type="float" office:value="0.3111279333838" calcext:value-type="float">
            <text:p>0.3111279333838</text:p>
          </table:table-cell>
          <table:table-cell office:value-type="float" office:value="0.0482772122161316" calcext:value-type="float">
            <text:p>0.0482772122161316</text:p>
          </table:table-cell>
          <table:table-cell office:value-type="float" office:value="0.083584720197946" calcext:value-type="float">
            <text:p>0.083584720197946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135457653357415" calcext:value-type="float">
            <text:p>0.00135457653357415</text:p>
          </table:table-cell>
          <table:table-cell office:value-type="float" office:value="0.940940856933594" calcext:value-type="float">
            <text:p>0.940940856933594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00136169109064972" calcext:value-type="float">
            <text:p>0.00136169109064972</text:p>
          </table:table-cell>
          <table:table-cell office:value-type="float" office:value="0.00270548827621747" calcext:value-type="float">
            <text:p>0.00270548827621747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0357836622022288" calcext:value-type="float">
            <text:p>0.00357836622022288</text:p>
          </table:table-cell>
          <table:table-cell office:value-type="float" office:value="0.962821960449219" calcext:value-type="float">
            <text:p>0.962821960449219</text:p>
          </table:table-cell>
          <table:table-cell office:value-type="float" office:value="0.0193156732891832" calcext:value-type="float">
            <text:p>0.0193156732891832</text:p>
          </table:table-cell>
          <table:table-cell office:value-type="float" office:value="0.0043728135932034" calcext:value-type="float">
            <text:p>0.0043728135932034</text:p>
          </table:table-cell>
          <table:table-cell office:value-type="float" office:value="0.00713121434392828" calcext:value-type="float">
            <text:p>0.00713121434392828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08695652173913" calcext:value-type="float">
            <text:p>0.0108695652173913</text:p>
          </table:table-cell>
          <table:table-cell office:value-type="float" office:value="0.9888916015625" calcext:value-type="float">
            <text:p>0.9888916015625</text:p>
          </table:table-cell>
          <table:table-cell office:value-type="float" office:value="0.0568383658969805" calcext:value-type="float">
            <text:p>0.0568383658969805</text:p>
          </table:table-cell>
          <table:table-cell office:value-type="float" office:value="0.0132615002072109" calcext:value-type="float">
            <text:p>0.0132615002072109</text:p>
          </table:table-cell>
          <table:table-cell office:value-type="float" office:value="0.021505376344086" calcext:value-type="float">
            <text:p>0.021505376344086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217041800643087" calcext:value-type="float">
            <text:p>0.0217041800643087</text:p>
          </table:table-cell>
          <table:table-cell office:value-type="float" office:value="0.990715026855469" calcext:value-type="float">
            <text:p>0.990715026855469</text:p>
          </table:table-cell>
          <table:table-cell office:value-type="float" office:value="0.469565217391304" calcext:value-type="float">
            <text:p>0.469565217391304</text:p>
          </table:table-cell>
          <table:table-cell office:value-type="float" office:value="0.0222496909765142" calcext:value-type="float">
            <text:p>0.0222496909765142</text:p>
          </table:table-cell>
          <table:table-cell office:value-type="float" office:value="0.0424862313139261" calcext:value-type="float">
            <text:p>0.0424862313139261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0328083989501312" calcext:value-type="float">
            <text:p>0.000328083989501312</text:p>
          </table:table-cell>
          <table:table-cell office:value-type="float" office:value="0.988376617431641" calcext:value-type="float">
            <text:p>0.988376617431641</text:p>
          </table:table-cell>
          <table:table-cell office:value-type="float" office:value="0.00383141762452107" calcext:value-type="float">
            <text:p>0.00383141762452107</text:p>
          </table:table-cell>
          <table:table-cell office:value-type="float" office:value="0.000358680057388809" calcext:value-type="float">
            <text:p>0.000358680057388809</text:p>
          </table:table-cell>
          <table:table-cell office:value-type="float" office:value="0.000655952771400459" calcext:value-type="float">
            <text:p>0.000655952771400459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58326136747644" calcext:value-type="float">
            <text:p>0.0258326136747644</text:p>
          </table:table-cell>
          <table:table-cell office:value-type="float" office:value="0.901027679443359" calcext:value-type="float">
            <text:p>0.901027679443359</text:p>
          </table:table-cell>
          <table:table-cell office:value-type="float" office:value="0.295913978494624" calcext:value-type="float">
            <text:p>0.295913978494624</text:p>
          </table:table-cell>
          <table:table-cell office:value-type="float" office:value="0.0275244039046247" calcext:value-type="float">
            <text:p>0.0275244039046247</text:p>
          </table:table-cell>
          <table:table-cell office:value-type="float" office:value="0.0503641887193002" calcext:value-type="float">
            <text:p>0.0503641887193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8:48.440293163</dc:date>
    <meta:editing-duration>PT13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